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2.0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ervation_of_momentum" table:style-name="ta1">
        <table:shapes>
          <draw:frame draw:z-index="0" draw:style-name="gr1" draw:text-style-name="P1" svg:width="18.604cm" svg:height="9.456cm" svg:x="8.704cm" svg:y="0.478cm">
            <draw:object draw:notify-on-update-of-ranges="conservation_of_momentum.A2:conservation_of_momentum.A2 conservation_of_momentum.A3:conservation_of_momentum.A32 conservation_of_momentum.H1:conservation_of_momentum.H2 conservation_of_momentum.H3:conservation_of_momentum.H32 conservation_of_momentum.A2:conservation_of_momentum.A2 conservation_of_momentum.A3:conservation_of_momentum.A32 conservation_of_momentum.P1:conservation_of_momentum.P2 conservation_of_momentum.P3:conservation_of_momentum.P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table:number-columns-repeated="7"/>
          <table:table-cell office:value-type="string" calcext:value-type="string">
            <text:p>Ball #1</text:p>
          </table:table-cell>
          <table:table-cell table:number-columns-repeated="7"/>
          <table:table-cell office:value-type="string" calcext:value-type="string">
            <text:p>Ball #2</text:p>
          </table:table-cell>
          <table:table-cell/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  <table:table-cell office:value-type="string" calcext:value-type="string">
            <text:p>ax (m/s²)</text:p>
          </table:table-cell>
          <table:table-cell office:value-type="string" calcext:value-type="string">
            <text:p>ay (m/s²)</text:p>
          </table:table-cell>
          <table:table-cell office:value-type="string" calcext:value-type="string">
            <text:p>Px (kg m/s)</text:p>
          </table:table-cell>
          <table:table-cell office:value-type="string" calcext:value-type="string">
            <text:p>Py (kg m/s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  <table:table-cell office:value-type="string" calcext:value-type="string">
            <text:p>ax (m/s²)</text:p>
          </table:table-cell>
          <table:table-cell office:value-type="string" calcext:value-type="string">
            <text:p>ay (m/s²)</text:p>
          </table:table-cell>
          <table:table-cell office:value-type="string" calcext:value-type="string">
            <text:p>Px (kg m/s)</text:p>
          </table:table-cell>
          <table:table-cell office:value-type="string" calcext:value-type="string">
            <text:p>Py (kg m/s)</text:p>
          </table:table-cell>
          <table:table-cell office:value-type="string" calcext:value-type="string">
            <text:p>Px (kg m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H3]+[.P3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-3.44" calcext:value-type="float">
            <text:p>-3.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.078" calcext:value-type="float">
            <text:p>5.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H4]+[.P4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.172" calcext:value-type="float">
            <text:p>5.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H5]+[.P5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.235" calcext:value-type="float">
            <text:p>5.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H6]+[.P6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.297" calcext:value-type="float">
            <text:p>5.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H7]+[.P7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2.3891" calcext:value-type="float">
            <text:p>2.3891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5.3891" calcext:value-type="float">
            <text:p>5.3891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8]+[.P8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6018" calcext:value-type="float">
            <text:p>2.601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5.6018" calcext:value-type="float">
            <text:p>5.601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9]+[.P9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2.8145" calcext:value-type="float">
            <text:p>2.814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5.8145" calcext:value-type="float">
            <text:p>5.814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0]+[.P10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2.9864" calcext:value-type="float">
            <text:p>2.9864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5.9864" calcext:value-type="float">
            <text:p>5.9864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1]+[.P11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3.1555" calcext:value-type="float">
            <text:p>3.155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6.1555" calcext:value-type="float">
            <text:p>6.155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2]+[.P12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3.3245" calcext:value-type="float">
            <text:p>3.324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6.3245" calcext:value-type="float">
            <text:p>6.324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3]+[.P13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3.4964" calcext:value-type="float">
            <text:p>3.4964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6.4964" calcext:value-type="float">
            <text:p>6.4964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4]+[.P14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3.6682" calcext:value-type="float">
            <text:p>3.6682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6.6682" calcext:value-type="float">
            <text:p>6.6682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5]+[.P15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3.8373" calcext:value-type="float">
            <text:p>3.8373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6.8373" calcext:value-type="float">
            <text:p>6.8373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6]+[.P16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.0091" calcext:value-type="float">
            <text:p>4.0091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7.0091" calcext:value-type="float">
            <text:p>7.0091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7]+[.P17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4.2218" calcext:value-type="float">
            <text:p>4.221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7.2218" calcext:value-type="float">
            <text:p>7.221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8]+[.P18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4.3882" calcext:value-type="float">
            <text:p>4.3882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7.3882" calcext:value-type="float">
            <text:p>7.3882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19]+[.P19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0]+[.P20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4.7755" calcext:value-type="float">
            <text:p>4.775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7.7755" calcext:value-type="float">
            <text:p>7.775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1]+[.P21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4.9882" calcext:value-type="float">
            <text:p>4.9882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7.9882" calcext:value-type="float">
            <text:p>7.9882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2]+[.P22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5.2036" calcext:value-type="float">
            <text:p>5.2036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8.2036" calcext:value-type="float">
            <text:p>8.2036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3]+[.P23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4545" calcext:value-type="float">
            <text:p>5.454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8.4545" calcext:value-type="float">
            <text:p>8.454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4]+[.P24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5]+[.P25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5.8855" calcext:value-type="float">
            <text:p>5.885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8.8855" calcext:value-type="float">
            <text:p>8.8855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6]+[.P26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.1364" calcext:value-type="float">
            <text:p>6.1364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9.1364" calcext:value-type="float">
            <text:p>9.1364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7]+[.P27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6.39" calcext:value-type="float">
            <text:p>6.39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9.39" calcext:value-type="float">
            <text:p>9.39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8]+[.P28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6.5618" calcext:value-type="float">
            <text:p>6.561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9.5618" calcext:value-type="float">
            <text:p>9.561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29]+[.P29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30]+[.P30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6.9491" calcext:value-type="float">
            <text:p>6.9491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9.9491" calcext:value-type="float">
            <text:p>9.9491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31]+[.P31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6.9873" calcext:value-type="float">
            <text:p>6.9873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64" calcext:value-type="float">
            <text:p>13.6364</text:p>
          </table:table-cell>
          <table:table-cell office:value-type="float" office:value="0" calcext:value-type="float">
            <text:p>0</text:p>
          </table:table-cell>
          <table:table-cell office:value-type="float" office:value="9.9873" calcext:value-type="float">
            <text:p>9.9873</text:p>
          </table:table-cell>
          <table:table-cell office:value-type="float" office:value="0" calcext:value-type="float">
            <text:p>0</text:p>
          </table:table-cell>
          <table:table-cell office:value-type="float" office:value="2.7273" calcext:value-type="float">
            <text:p>2.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3636" calcext:value-type="float">
            <text:p>136.3636</text:p>
          </table:table-cell>
          <table:table-cell office:value-type="float" office:value="0" calcext:value-type="float">
            <text:p>0</text:p>
          </table:table-cell>
          <table:table-cell table:formula="of:=[.H32]+[.P32]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3:06:51.534605479</meta:creation-date>
    <dc:date>2020-07-19T03:24:48.697325348</dc:date>
    <meta:editing-duration>PT17M56S</meta:editing-duration>
    <meta:editing-cycles>2</meta:editing-cycles>
    <meta:generator>LibreOffice/6.4.4.2$Linux_X86_64 LibreOffice_project/40$Build-2</meta:generator>
    <meta:document-statistic meta:table-count="1" meta:cell-count="56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05cm" svg:height="9.457cm" xlink:href=".." xlink:type="simple" chart:class="chart:scatter" chart:style-name="ch1">
        <chart:title svg:x="6.494cm" svg:y="0.325cm" chart:style-name="ch2">
          <text:p>Conservation of Momentum</text:p>
        </chart:title>
        <chart:subtitle svg:x="8.703cm" svg:y="1.293cm" chart:style-name="ch3">
          <text:p>Trial 4</text:p>
        </chart:subtitle>
        <chart:legend chart:legend-position="end" svg:x="14.298cm" svg:y="4.18cm" style:legend-expansion="high" chart:style-name="ch4"/>
        <chart:plot-area chart:style-name="ch5" table:cell-range-address="conservation_of_momentum.A2:conservation_of_momentum.A32 conservation_of_momentum.H1:conservation_of_momentum.H32 conservation_of_momentum.P1:conservation_of_momentum.P32" chart:data-source-has-labels="row" svg:x="1.383cm" svg:y="2.165cm" svg:width="12.543cm" svg:height="6.122cm">
          <chartooo:coordinate-region svg:x="2.004cm" svg:y="2.364cm" svg:width="11.497cm" svg:height="5.276cm"/>
          <chart:axis chart:dimension="x" chart:name="primary-x" chart:style-name="ch6">
            <chart:title svg:x="6.896cm" svg:y="8.476cm" chart:style-name="ch7">
              <text:p>time (sec)</text:p>
            </chart:title>
            <chart:grid chart:style-name="ch8" chart:class="major"/>
          </chart:axis>
          <chart:axis chart:dimension="y" chart:name="primary-y" chart:style-name="ch6">
            <chart:title svg:x="0.451cm" svg:y="6.699cm" chart:style-name="ch9">
              <text:p>momentum (kg m/s)</text:p>
            </chart:title>
            <chart:grid chart:style-name="ch8" chart:class="major"/>
          </chart:axis>
          <chart:series chart:style-name="ch10" chart:values-cell-range-address="conservation_of_momentum.H3:conservation_of_momentum.H32" chart:label-cell-address="conservation_of_momentum.H1:conservation_of_momentum.H2" chart:class="chart:scatter">
            <chart:domain table:cell-range-address="conservation_of_momentum.A3:conservation_of_momentum.A32"/>
            <chart:data-point chart:repeated="30"/>
          </chart:series>
          <chart:series chart:style-name="ch11" chart:values-cell-range-address="conservation_of_momentum.P3:conservation_of_momentum.P32" chart:label-cell-address="conservation_of_momentum.P1:conservation_of_momentum.P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ll #1 Px (kg m/s)</text:p>
                <text:list>
                  <text:list-item>
                    <text:p>Ball #1</text:p>
                  </text:list-item>
                  <text:list-item>
                    <text:p>Px (kg m/s)</text:p>
                  </text:list-item>
                </text:list>
                <draw:g>
                  <svg:desc>conservation_of_momentum.H1:conservation_of_momentum.H2</svg:desc>
                </draw:g>
              </table:table-cell>
              <table:table-cell office:value-type="string">
                <text:p>Ball #2 Px (kg m/s)</text:p>
                <text:list>
                  <text:list-item>
                    <text:p>Ball #2</text:p>
                  </text:list-item>
                  <text:list-item>
                    <text:p>Px (kg m/s)</text:p>
                  </text:list-item>
                </text:list>
                <draw:g>
                  <svg:desc>conservation_of_momentum.P1:conservation_of_momentum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servation_of_momentum.A3:conservation_of_momentum.A32</svg:desc>
                </draw:g>
              </table:table-cell>
              <table:table-cell office:value-type="float" office:value="100">
                <text:p>100</text:p>
                <draw:g>
                  <svg:desc>conservation_of_momentum.H3:conservation_of_momentum.H32</svg:desc>
                </draw:g>
              </table:table-cell>
              <table:table-cell office:value-type="float" office:value="50">
                <text:p>50</text:p>
                <draw:g>
                  <svg:desc>conservation_of_momentum.P3:conservation_of_momentum.P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">
                <text:p>0.078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2">
                <text:p>0.17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5">
                <text:p>0.23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7">
                <text:p>0.297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6">
                <text:p>0.376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4">
                <text:p>0.454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2">
                <text:p>0.532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5">
                <text:p>0.595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7">
                <text:p>0.657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9">
                <text:p>0.719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">
                <text:p>0.782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5">
                <text:p>0.845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7">
                <text:p>0.907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">
                <text:p>0.97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8">
                <text:p>1.048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9">
                <text:p>1.109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2">
                <text:p>1.172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1">
                <text:p>1.251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29">
                <text:p>1.329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08">
                <text:p>1.408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79">
                <text:p>1.579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58">
                <text:p>1.658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5">
                <text:p>1.75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43">
                <text:p>1.843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6">
                <text:p>1.906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86">
                <text:p>1.986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48">
                <text:p>2.048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62">
                <text:p>2.062</text:p>
              </table:table-cell>
              <table:table-cell office:value-type="float" office:value="13.6364">
                <text:p>13.6364</text:p>
              </table:table-cell>
              <table:table-cell office:value-type="float" office:value="136.3636">
                <text:p>136.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